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0.75cm" fo:min-width="2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916cm" fo:min-width="6.866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54cm" fo:min-width="6.69cm"/>
      <style:paragraph-properties style:writing-mode="lr-tb"/>
    </style:style>
    <style:style style:name="pr1" style:family="presentation" style:parent-style-name="Blue_5f_Curve-title">
      <style:graphic-properties draw:fill-color="#729fcf"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729fcf"/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1.201cm" svg:y="7cm" presentation:class="title" presentation:user-transformed="true">
          <draw:text-box>
            <text:p>INSTALL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3" draw:layer="layout" svg:width="25.199cm" svg:height="1.771cm" svg:x="1.4cm" svg:y="0.837cm" presentation:class="title">
          <draw:text-box>
            <text:p>RABBITMQ</text:p>
          </draw:text-box>
        </draw:frame>
        <draw:frame presentation:style-name="pr4" draw:text-style-name="P3" draw:layer="layout" svg:width="25.199cm" svg:height="12.179cm" svg:x="1.4cm" svg:y="4.621cm" presentation:class="outline" presentation:user-transformed="true">
          <draw:text-box>
            <text:list text:style-name="L2">
              <text:list-header>
                <text:p>required erlang</text:p>
                <text:p>$ sudo apt-get install rabbitmq-server</text:p>
                <text:p/>
                <text:p>$ service rabbitmq-server start</text:p>
                <text:p>$ service rabbitmq-server stop</text:p>
                <text:p>$ service rabbitmq-server restart</text:p>
                <text:p>$ service rabbitmq-server status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text-style-name="P3" draw:layer="layout" svg:width="25.199cm" svg:height="1.771cm" svg:x="1.4cm" svg:y="0.837cm" presentation:class="title">
          <draw:text-box>
            <text:p text:style-name="P5">RABBITMQ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header>
                <text:p>$ sudo rabbitmqctl list_queues</text:p>
                <text:p/>
                <text:p>$ sudo rabbitmqctl purge_queue queue_name</text:p>
                <text:p/>
                <text:p>$ sudo rabbitmqctl delete_queue queue_name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text-style-name="P3" draw:layer="layout" svg:width="25.199cm" svg:height="1.771cm" svg:x="1.4cm" svg:y="0.837cm" presentation:class="title">
          <draw:text-box>
            <text:p>PYTHON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header>
                <text:p/>
                <text:p>$ <text:s/>pip3 install pika</text:p>
                <text:p/>
                <text:p>$ sudo apt-get upgrade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text-style-name="P3" draw:layer="layout" svg:width="25.199cm" svg:height="1.771cm" svg:x="1.4cm" svg:y="0.837cm" presentation:class="title">
          <draw:text-box>
            <text:p>DJANGO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$ django-admin startproject pzl</text:p>
                <text:p>$ cd pzl</text:p>
                <text:p>$ django-admin startapp authentication</text:p>
                <text:p/>
                <text:p>$ python3 manage.py makemigrations</text:p>
                <text:p>$ python3 manage.py migrate</text:p>
                <text:p>$ python3 manage.py createsuperuser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3" draw:text-style-name="P3" draw:layer="layout" svg:width="25.199cm" svg:height="1.771cm" svg:x="1.4cm" svg:y="0.837cm" presentation:class="title">
          <draw:text-box>
            <text:p>RUNNING <text:s/>APP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header>
                <text:p>$ service rabbitmq-server start</text:p>
                <text:p/>
                <text:p>$ cd .../pzl</text:p>
                <text:p/>
                <text:p>$ python3 manage.py runserver</text:p>
                <text:p/>
                <text:p>BROWSER : <text:s text:c="2"/>http://localhost:8000/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" presentation:presentation-page-layout-name="AL1T19">
        <draw:frame presentation:style-name="pr1" draw:text-style-name="P1" draw:layer="layout" svg:width="25.199cm" svg:height="3.506cm" svg:x="1.201cm" svg:y="7cm" presentation:class="title" presentation:user-transformed="true">
          <draw:text-box>
            <text:p>TECHNOLOGIES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3" draw:text-style-name="P3" draw:layer="layout" svg:width="25.199cm" svg:height="1.771cm" svg:x="1.4cm" svg:y="0.837cm" presentation:class="title" presentation:user-transformed="true">
          <draw:text-box>
            <text:p>FRONT END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Java Script</text:p>
                <text:p>HTML</text:p>
                <text:p>Css</text:p>
                <text:p>Jquery</text:p>
                <text:p>Ajax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3" draw:text-style-name="P3" draw:layer="layout" svg:width="25.199cm" svg:height="1.771cm" svg:x="1.4cm" svg:y="0.837cm" presentation:class="title" presentation:user-transformed="true">
          <draw:text-box>
            <text:p>BACK END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Python3</text:p>
                <text:p>Django Framework</text:p>
                <text:p>Sqlite3</text:p>
                <text:p>Rabbitmq : Event Bus</text:p>
                <text:p>Rest Api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" presentation:presentation-page-layout-name="AL1T19">
        <draw:frame presentation:style-name="pr1" draw:text-style-name="P1" draw:layer="layout" svg:width="25.199cm" svg:height="3.506cm" svg:x="1.201cm" svg:y="7cm" presentation:class="title" presentation:user-transformed="true">
          <draw:text-box>
            <text:p>USAGE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3" draw:text-style-name="P3" draw:layer="layout" svg:width="25.199cm" svg:height="1.771cm" svg:x="1.4cm" svg:y="0.837cm" presentation:class="title" presentation:user-transformed="true">
          <draw:text-box>
            <text:p>CREDENTIALS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username@password</text:p>
                <text:p/>
                <text:p>admin@admin</text:p>
                <text:p>user1@user1</text:p>
                <text:p>user2@user2</text:p>
                <text:p>user3@user3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_5f_Curve" presentation:presentation-page-layout-name="AL1T19">
        <draw:frame presentation:style-name="pr1" draw:text-style-name="P1" draw:layer="layout" svg:width="25.199cm" svg:height="3.506cm" svg:x="1.201cm" svg:y="7cm" presentation:class="title" presentation:user-transformed="true">
          <draw:text-box>
            <text:p>APPLI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3" draw:text-style-name="P3" draw:layer="layout" svg:width="25.199cm" svg:height="1.771cm" svg:x="1.4cm" svg:y="0.837cm" presentation:class="title" presentation:user-transformed="true">
          <draw:text-box>
            <text:p>MULTIPLAYER PUZZLE GAME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User can sends the request to another player</text:p>
                <text:p/>
                <text:p>User can cancle the request</text:p>
                <text:p/>
                <text:p>User can accept the request and game will play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3" draw:text-style-name="P3" draw:layer="layout" svg:width="25.199cm" svg:height="1.771cm" svg:x="1.4cm" svg:y="0.837cm" presentation:class="title" presentation:user-transformed="true">
          <draw:text-box>
            <text:p>WIN AND LOST PRICES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User Wins if it complete the puzzle in lesser time with respect to another player</text:p>
                <text:p/>
                <text:p>default Bat for 1000 Coins</text:p>
                <text:p/>
                <text:p>Winner credited for 1000 Coins and Looser debited for 1000 Coins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3" draw:text-style-name="P3" draw:layer="layout" svg:width="25.199cm" svg:height="1.771cm" svg:x="1.4cm" svg:y="0.837cm" presentation:class="title" presentation:user-transformed="true">
          <draw:text-box>
            <text:p>STORE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>User got 1000 Coins for sign up</text:p>
                <text:p/>
                <text:p>User can Buy more coins by paying Money</text:p>
                <text:p><text:s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3" draw:text-style-name="P3" draw:layer="layout" svg:width="25.199cm" svg:height="1.771cm" svg:x="1.4cm" svg:y="0.837cm" presentation:class="title" presentation:user-transformed="true">
          <draw:text-box>
            <text:p>LIVENESS</text:p>
          </draw:text-box>
        </draw:frame>
        <draw:frame presentation:style-name="pr4" draw:text-style-name="P3" draw:layer="layout" svg:width="25.199cm" svg:height="12.179cm" svg:x="1.201cm" svg:y="4.4cm" presentation:class="outline" presentation:user-transformed="true">
          <draw:text-box>
            <text:list text:style-name="L2">
              <text:list-header>
                <text:p/>
                <text:p/>
                <text:p>User can see the status of other users</text:p>
                <text:p/>
                <text:p>Bussy : playing with other player </text:p>
                <text:p><text:s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_5f_Curve" presentation:presentation-page-layout-name="AL1T19">
        <draw:frame presentation:style-name="pr1" draw:text-style-name="P1" draw:layer="layout" svg:width="25.199cm" svg:height="3.506cm" svg:x="1.201cm" svg:y="7cm" presentation:class="title" presentation:user-transformed="true">
          <draw:text-box>
            <text:p>DEVELOPMENT</text:p>
          </draw:text-box>
        </draw:frame>
        <presentation:notes draw:style-name="dp1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presentation:style-name="pr3" draw:text-style-name="P3" draw:layer="layout" svg:width="25.199cm" svg:height="1.771cm" svg:x="1.4cm" svg:y="0.837cm" presentation:class="title" presentation:user-transformed="true">
          <draw:text-box>
            <text:p>EVENT BUS</text:p>
          </draw:text-box>
        </draw:frame>
        <draw:custom-shape draw:style-name="gr2" draw:text-style-name="P5" draw:layer="layout" svg:width="3cm" svg:height="11cm" svg:x="17.8cm" svg:y="4.8cm">
          <text:p text:style-name="P5">Event</text:p>
          <text:p text:style-name="P5">Bus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.6cm" svg:height="2.4cm" svg:x="4.4cm" svg:y="4.8cm">
          <text:p text:style-name="P5">Payment requ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draw:type="line" svg:x1="12.439cm" svg:y1="5.963cm" svg:x2="17.415cm" svg:y2="5.924cm" svg:d="M12439 5963l4976-39" svg:viewBox="0 0 4977 40">
          <text:p text:style-name="P5">queue1</text:p>
        </draw:connector>
        <draw:connector draw:style-name="gr4" draw:text-style-name="P6" draw:layer="layout" draw:type="line" svg:x1="17.257cm" svg:y1="9.2cm" svg:x2="12.4cm" svg:y2="9.2cm" svg:d="M17257 9200h-4857" svg:viewBox="0 0 4858 1">
          <text:p text:style-name="P5">queue1</text:p>
        </draw:connector>
        <draw:connector draw:style-name="gr4" draw:text-style-name="P6" draw:layer="layout" draw:type="line" svg:x1="12.461cm" svg:y1="11.118cm" svg:x2="17.336cm" svg:y2="11.058cm" svg:d="M12461 11118l4875-60" svg:viewBox="0 0 4876 61">
          <text:p text:style-name="P5">queue2</text:p>
        </draw:connector>
        <draw:connector draw:style-name="gr4" draw:text-style-name="P6" draw:layer="layout" draw:type="line" svg:x1="17.376cm" svg:y1="14.533cm" svg:x2="12.4cm" svg:y2="14.6cm" svg:d="M17376 14533l-4976 67" svg:viewBox="0 0 4977 68">
          <text:p text:style-name="P5">queue2</text:p>
        </draw:connector>
        <draw:custom-shape draw:style-name="gr3" draw:text-style-name="P5" draw:layer="layout" svg:width="7.6cm" svg:height="2.4cm" svg:x="4.4cm" svg:y="13.4cm">
          <text:p text:style-name="P5">Update and notif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7.6cm" svg:height="4.2cm" svg:x="4.4cm" svg:y="8.2cm">
          <text:p text:style-name="P5">Payment process</text:p>
          <text:p text:style-name="P5"/>
          <text:p text:style-name="P5"/>
          <text:p text:style-name="P5">Payment stat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1" draw:layer="layout" svg:width="14.85cm" svg:height="11.14cm" svg:x="3.08cm" svg:y="2.26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3" draw:text-style-name="P3" draw:layer="layout" svg:width="25.199cm" svg:height="1.771cm" svg:x="1.4cm" svg:y="0.837cm" presentation:class="title" presentation:user-transformed="true">
          <draw:text-box>
            <text:p>FLOW</text:p>
          </draw:text-box>
        </draw:frame>
        <presentation:notes draw:style-name="dp1">
          <draw:page-thumbnail draw:style-name="gr1" draw:layer="layout" svg:width="14.85cm" svg:height="11.14cm" svg:x="3.08cm" svg:y="2.26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5T20:39:49.380853549</meta:creation-date>
    <meta:editing-duration>PT52M7S</meta:editing-duration>
    <meta:editing-cycles>11</meta:editing-cycles>
    <meta:generator>LibreOffice/6.4.7.2$Linux_X86_64 LibreOffice_project/40$Build-2</meta:generator>
    <dc:title>Blue Curve</dc:title>
    <dc:date>2021-04-26T08:14:49.665828526</dc:date>
    <meta:document-statistic meta:object-count="112"/>
  </office:meta>
</office:document-meta>
</file>